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JITT 1.9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Homework #6</text:p>
          </table:table-cell>
          <table:table-cell office:value-type="string" calcext:value-type="string">
            <text:p>Homework #7</text:p>
          </table:table-cell>
          <table:table-cell office:value-type="string" calcext:value-type="string">
            <text:p>Final Exam</text:p>
          </table:table-cell>
          <table:table-cell table:style-name="Default" office:value-type="string" calcext:value-type="string">
            <text:p>Final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Curved Grade</text:p>
          </table:table-cell>
          <table:table-cell office:value-type="string" calcext:value-type="string">
            <text:p>Letter Grade</text:p>
          </table:table-cell>
          <table:table-cell office:value-type="string" calcext:value-type="string">
            <text:p>Last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office:value-type="float" office:value="0" calcext:value-type="float">
            <text:p>0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([.D2]+[.E2]+[.G2]+[.I2]+[.L2]+[.M2]+[.O2]+[.R2]+[.T2])/9*0.15+0.1*[.V2]+0.1*[.P2]+0.1*[.U2]+0.1*[.S2]+0.1*[.J2]+0.15*[.Y2]+0.2*([.H2]+[.F2]+[.K2]+[.N2]+[.Q2]+[.W2]+[.X2])/7" office:value-type="float" office:value="0.814330035044321" calcext:value-type="float">
            <text:p>0.814330035</text:p>
          </table:table-cell>
          <table:table-cell table:formula="of:=3.5" office:value-type="float" office:value="3.5" calcext:value-type="float">
            <text:p>3.5</text:p>
          </table:table-cell>
          <table:table-cell table:formula="of:=[.Z2]+[.AA2]/100" office:value-type="float" office:value="0.849330035044321" calcext:value-type="float">
            <text:p>0.849330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table:formula="of:=87.5/100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4.25/7" office:value-type="float" office:value="0.607142857142857" calcext:value-type="float">
            <text:p>0.6071428571</text:p>
          </table:table-cell>
          <table:table-cell table:formula="of:=5.5/7" office:value-type="float" office:value="0.785714285714286" calcext:value-type="float">
            <text:p>0.7857142857</text:p>
          </table:table-cell>
          <table:table-cell table:formula="of:=17/27" office:value-type="float" office:value="0.62962962962963" calcext:value-type="float">
            <text:p>0.6296296296</text:p>
          </table:table-cell>
          <table:table-cell table:formula="of:=([.D3]+[.E3]+[.G3]+[.I3]+[.L3]+[.M3]+[.O3]+[.R3]+[.T3])/9*0.15+0.1*[.V3]+0.1*[.P3]+0.1*[.U3]+0.1*[.S3]+0.1*[.J3]+0.15*[.Y3]+0.2*([.H3]+[.F3]+[.K3]+[.N3]+[.Q3]+[.W3]+[.X3])/7" office:value-type="float" office:value="0.780712224283653" calcext:value-type="float">
            <text:p>0.7807122243</text:p>
          </table:table-cell>
          <table:table-cell table:formula="of:=3.5" office:value-type="float" office:value="3.5" calcext:value-type="float">
            <text:p>3.5</text:p>
          </table:table-cell>
          <table:table-cell table:formula="of:=[.Z3]+[.AA3]/100" office:value-type="float" office:value="0.815712224283653" calcext:value-type="float">
            <text:p>0.8157122243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table:formula="of:=6/7" office:value-type="float" office:value="0.857142857142857" calcext:value-type="float">
            <text:p>0.8571428571</text:p>
          </table:table-cell>
          <table:table-cell table:formula="of:=21/27" office:value-type="float" office:value="0.777777777777778" calcext:value-type="float">
            <text:p>0.7777777778</text:p>
          </table:table-cell>
          <table:table-cell table:formula="of:=([.D4]+[.E4]+[.G4]+[.I4]+[.L4]+[.M4]+[.O4]+[.R4]+[.T4])/9*0.15+0.1*[.V4]+0.1*[.P4]+0.1*[.U4]+0.1*[.S4]+0.1*[.J4]+0.15*[.Y4]+0.2*([.H4]+[.F4]+[.K4]+[.N4]+[.Q4]+[.W4]+[.X4])/7" office:value-type="float" office:value="0.846805813234385" calcext:value-type="float">
            <text:p>0.8468058132</text:p>
          </table:table-cell>
          <table:table-cell table:formula="of:=3.5" office:value-type="float" office:value="3.5" calcext:value-type="float">
            <text:p>3.5</text:p>
          </table:table-cell>
          <table:table-cell table:formula="of:=[.Z4]+[.AA4]/100" office:value-type="float" office:value="0.881805813234385" calcext:value-type="float">
            <text:p>0.8818058132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B+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2.5/7" office:value-type="float" office:value="0.357142857142857" calcext:value-type="float">
            <text:p>0.3571428571</text:p>
          </table:table-cell>
          <table:table-cell office:value-type="float" office:value="0" calcext:value-type="float">
            <text:p>0</text:p>
          </table:table-cell>
          <table:table-cell table:formula="of:=17.75/27" office:value-type="float" office:value="0.657407407407407" calcext:value-type="float">
            <text:p>0.6574074074</text:p>
          </table:table-cell>
          <table:table-cell table:formula="of:=([.D5]+[.E5]+[.G5]+[.I5]+[.L5]+[.M5]+[.O5]+[.R5]+[.T5])/9*0.15+0.1*[.V5]+0.1*[.P5]+0.1*[.U5]+0.1*[.S5]+0.1*[.J5]+0.15*[.Y5]+0.2*([.H5]+[.F5]+[.K5]+[.N5]+[.Q5]+[.W5]+[.X5])/7" office:value-type="float" office:value="0.684410430839002" calcext:value-type="float">
            <text:p>0.6844104308</text:p>
          </table:table-cell>
          <table:table-cell table:formula="of:=3.5" office:value-type="float" office:value="3.5" calcext:value-type="float">
            <text:p>3.5</text:p>
          </table:table-cell>
          <table:table-cell table:formula="of:=[.Z5]+[.AA5]/100" office:value-type="float" office:value="0.719410430839002" calcext:value-type="float">
            <text:p>0.7194104308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20.25/27" office:value-type="float" office:value="0.75" calcext:value-type="float">
            <text:p>0.75</text:p>
          </table:table-cell>
          <table:table-cell table:formula="of:=([.D6]+[.E6]+[.G6]+[.I6]+[.L6]+[.M6]+[.O6]+[.R6]+[.T6])/9*0.15+0.1*[.V6]+0.1*[.P6]+0.1*[.U6]+0.1*[.S6]+0.1*[.J6]+0.15*[.Y6]+0.2*([.H6]+[.F6]+[.K6]+[.N6]+[.Q6]+[.W6]+[.X6])/7" office:value-type="float" office:value="0.848452380952381" calcext:value-type="float">
            <text:p>0.848452381</text:p>
          </table:table-cell>
          <table:table-cell table:formula="of:=3.5" office:value-type="float" office:value="3.5" calcext:value-type="float">
            <text:p>3.5</text:p>
          </table:table-cell>
          <table:table-cell table:formula="of:=[.Z6]+[.AA6]/100" office:value-type="float" office:value="0.883452380952381" calcext:value-type="float">
            <text:p>0.883452381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B-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14/27" office:value-type="float" office:value="0.518518518518518" calcext:value-type="float">
            <text:p>0.5185185185</text:p>
          </table:table-cell>
          <table:table-cell table:formula="of:=([.D7]+[.E7]+[.G7]+[.I7]+[.L7]+[.M7]+[.O7]+[.R7]+[.T7])/9*0.15+0.1*[.V7]+0.1*[.P7]+0.1*[.U7]+0.1*[.S7]+0.1*[.J7]+0.15*[.Y7]+0.2*([.H7]+[.F7]+[.K7]+[.N7]+[.Q7]+[.W7]+[.X7])/7" office:value-type="float" office:value="0.613502886002886" calcext:value-type="float">
            <text:p>0.613502886</text:p>
          </table:table-cell>
          <table:table-cell table:formula="of:=3.5" office:value-type="float" office:value="3.5" calcext:value-type="float">
            <text:p>3.5</text:p>
          </table:table-cell>
          <table:table-cell table:formula="of:=[.Z7]+[.AA7]/100" office:value-type="float" office:value="0.648502886002886" calcext:value-type="float">
            <text:p>0.6485028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C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([.D8]+[.E8]+[.G8]+[.I8]+[.L8]+[.M8]+[.O8]+[.R8]+[.T8])/9*0.15+0.1*[.V8]+0.1*[.P8]+0.1*[.U8]+0.1*[.S8]+0.1*[.J8]+0.15*[.Y8]+0.2*([.H8]+[.F8]+[.K8]+[.N8]+[.Q8]+[.W8]+[.X8])/7" office:value-type="float" office:value="0.682247474747475" calcext:value-type="float">
            <text:p>0.6822474747</text:p>
          </table:table-cell>
          <table:table-cell table:formula="of:=3.5" office:value-type="float" office:value="3.5" calcext:value-type="float">
            <text:p>3.5</text:p>
          </table:table-cell>
          <table:table-cell table:formula="of:=[.Z8]+[.AA8]/100" office:value-type="float" office:value="0.717247474747475" calcext:value-type="float">
            <text:p>0.7172474747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table:formula="of:=6.75/7" office:value-type="float" office:value="0.964285714285714" calcext:value-type="float">
            <text:p>0.9642857143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([.D9]+[.E9]+[.G9]+[.I9]+[.L9]+[.M9]+[.O9]+[.R9]+[.T9])/9*0.15+0.1*[.V9]+0.1*[.P9]+0.1*[.U9]+0.1*[.S9]+0.1*[.J9]+0.15*[.Y9]+0.2*([.H9]+[.F9]+[.K9]+[.N9]+[.Q9]+[.W9]+[.X9])/7" office:value-type="float" office:value="0.782255205112348" calcext:value-type="float">
            <text:p>0.7822552051</text:p>
          </table:table-cell>
          <table:table-cell table:formula="of:=3.5" office:value-type="float" office:value="3.5" calcext:value-type="float">
            <text:p>3.5</text:p>
          </table:table-cell>
          <table:table-cell table:formula="of:=[.Z9]+[.AA9]/100" office:value-type="float" office:value="0.817255205112348" calcext:value-type="float">
            <text:p>0.8172552051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C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table:formula="of:=6/7" office:value-type="float" office:value="0.857142857142857" calcext:value-type="float">
            <text:p>0.8571428571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table:formula="of:=15.25/27" office:value-type="float" office:value="0.564814814814815" calcext:value-type="float">
            <text:p>0.5648148148</text:p>
          </table:table-cell>
          <table:table-cell table:formula="of:=([.D10]+[.E10]+[.G10]+[.I10]+[.L10]+[.M10]+[.O10]+[.R10]+[.T10])/9*0.15+0.1*[.V10]+0.1*[.P10]+0.1*[.U10]+0.1*[.S10]+0.1*[.J10]+0.15*[.Y10]+0.2*([.H10]+[.F10]+[.K10]+[.N10]+[.Q10]+[.W10]+[.X10])/7" office:value-type="float" office:value="0.832209080601938" calcext:value-type="float">
            <text:p>0.8322090806</text:p>
          </table:table-cell>
          <table:table-cell table:formula="of:=3.5" office:value-type="float" office:value="3.5" calcext:value-type="float">
            <text:p>3.5</text:p>
          </table:table-cell>
          <table:table-cell table:formula="of:=[.Z10]+[.AA10]/100" office:value-type="float" office:value="0.867209080601938" calcext:value-type="float">
            <text:p>0.867209080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7.75/8"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([.D11]+[.E11]+[.G11]+[.I11]+[.L11]+[.M11]+[.O11]+[.R11]+[.T11])/9*0.15+0.1*[.V11]+0.1*[.P11]+0.1*[.U11]+0.1*[.S11]+0.1*[.J11]+0.15*[.Y11]+0.2*([.H11]+[.F11]+[.K11]+[.N11]+[.Q11]+[.W11]+[.X11])/7" office:value-type="float" office:value="0.847548701298701" calcext:value-type="float">
            <text:p>0.8475487013</text:p>
          </table:table-cell>
          <table:table-cell table:formula="of:=3.5" office:value-type="float" office:value="3.5" calcext:value-type="float">
            <text:p>3.5</text:p>
          </table:table-cell>
          <table:table-cell table:formula="of:=[.Z11]+[.AA11]/100" office:value-type="float" office:value="0.882548701298701" calcext:value-type="float">
            <text:p>0.8825487013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table:formula="of:=90/10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formula="of:=4.5/7" office:value-type="float" office:value="0.642857142857143" calcext:value-type="float">
            <text:p>0.6428571429</text:p>
          </table:table-cell>
          <table:table-cell table:formula="of:=7/7" office:value-type="float" office:value="1" calcext:value-type="float">
            <text:p>1</text:p>
          </table:table-cell>
          <table:table-cell table:formula="of:=21.25/27" office:value-type="float" office:value="0.787037037037037" calcext:value-type="float">
            <text:p>0.787037037</text:p>
          </table:table-cell>
          <table:table-cell table:formula="of:=([.D12]+[.E12]+[.G12]+[.I12]+[.L12]+[.M12]+[.O12]+[.R12]+[.T12])/9*0.15+0.1*[.V12]+0.1*[.P12]+0.1*[.U12]+0.1*[.S12]+0.1*[.J12]+0.15*[.Y12]+0.2*([.H12]+[.F12]+[.K12]+[.N12]+[.Q12]+[.W12]+[.X12])/7" office:value-type="float" office:value="0.792353638425067" calcext:value-type="float">
            <text:p>0.7923536384</text:p>
          </table:table-cell>
          <table:table-cell table:formula="of:=3.5" office:value-type="float" office:value="3.5" calcext:value-type="float">
            <text:p>3.5</text:p>
          </table:table-cell>
          <table:table-cell table:formula="of:=[.Z12]+[.AA12]/100" office:value-type="float" office:value="0.827353638425067" calcext:value-type="float">
            <text:p>0.82735363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0" calcext:value-type="float">
            <text:p>0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([.D13]+[.E13]+[.G13]+[.I13]+[.L13]+[.M13]+[.O13]+[.R13]+[.T13])/9*0.15+0.1*[.V13]+0.1*[.P13]+0.1*[.U13]+0.1*[.S13]+0.1*[.J13]+0.15*[.Y13]+0.2*([.H13]+[.F13]+[.K13]+[.N13]+[.Q13]+[.W13]+[.X13])/7" office:value-type="float" office:value="0.817683982683982" calcext:value-type="float">
            <text:p>0.8176839827</text:p>
          </table:table-cell>
          <table:table-cell table:formula="of:=3.5" office:value-type="float" office:value="3.5" calcext:value-type="float">
            <text:p>3.5</text:p>
          </table:table-cell>
          <table:table-cell table:formula="of:=[.Z13]+[.AA13]/100" office:value-type="float" office:value="0.852683982683983" calcext:value-type="float">
            <text:p>0.85268398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rce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7" office:value-type="float" office:value="0.892857142857143" calcext:value-type="float">
            <text:p>0.8928571429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table:formula="of:=26.75/27" office:value-type="float" office:value="0.990740740740741" calcext:value-type="float">
            <text:p>0.9907407407</text:p>
          </table:table-cell>
          <table:table-cell table:formula="of:=([.D14]+[.E14]+[.G14]+[.I14]+[.L14]+[.M14]+[.O14]+[.R14]+[.T14])/9*0.15+0.1*[.V14]+0.1*[.P14]+0.1*[.U14]+0.1*[.S14]+0.1*[.J14]+0.15*[.Y14]+0.2*([.H14]+[.F14]+[.K14]+[.N14]+[.Q14]+[.W14]+[.X14])/7" office:value-type="float" office:value="0.854861884147598" calcext:value-type="float">
            <text:p>0.8548618841</text:p>
          </table:table-cell>
          <table:table-cell table:formula="of:=3.5" office:value-type="float" office:value="3.5" calcext:value-type="float">
            <text:p>3.5</text:p>
          </table:table-cell>
          <table:table-cell table:formula="of:=[.Z14]+[.AA14]/100" office:value-type="float" office:value="0.889861884147599" calcext:value-type="float">
            <text:p>0.8898618841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Pudlins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([.D15]+[.E15]+[.G15]+[.I15]+[.L15]+[.M15]+[.O15]+[.R15]+[.T15])/9*0.15+0.1*[.V15]+0.1*[.P15]+0.1*[.U15]+0.1*[.S15]+0.1*[.J15]+0.15*[.Y15]+0.2*([.H15]+[.F15]+[.K15]+[.N15]+[.Q15]+[.W15]+[.X15])/7" office:value-type="float" office:value="0.869857142857143" calcext:value-type="float">
            <text:p>0.8698571429</text:p>
          </table:table-cell>
          <table:table-cell table:formula="of:=3.5" office:value-type="float" office:value="3.5" calcext:value-type="float">
            <text:p>3.5</text:p>
          </table:table-cell>
          <table:table-cell table:formula="of:=[.Z15]+[.AA15]/100" office:value-type="float" office:value="0.904857142857143" calcext:value-type="float">
            <text:p>0.9048571429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ur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1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table:formula="of:=19.75/27" office:value-type="float" office:value="0.731481481481482" calcext:value-type="float">
            <text:p>0.7314814815</text:p>
          </table:table-cell>
          <table:table-cell table:formula="of:=([.D16]+[.E16]+[.G16]+[.I16]+[.L16]+[.M16]+[.O16]+[.R16]+[.T16])/9*0.15+0.1*[.V16]+0.1*[.P16]+0.1*[.U16]+0.1*[.S16]+0.1*[.J16]+0.15*[.Y16]+0.2*([.H16]+[.F16]+[.K16]+[.N16]+[.Q16]+[.W16]+[.X16])/7" office:value-type="float" office:value="0.670894609358895" calcext:value-type="float">
            <text:p>0.6708946094</text:p>
          </table:table-cell>
          <table:table-cell table:formula="of:=3.5" office:value-type="float" office:value="3.5" calcext:value-type="float">
            <text:p>3.5</text:p>
          </table:table-cell>
          <table:table-cell table:formula="of:=[.Z16]+[.AA16]/100" office:value-type="float" office:value="0.705894609358895" calcext:value-type="float">
            <text:p>0.7058946094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Ram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formula="of:=([.D17]+[.E17]+[.G17]+[.I17]+[.L17]+[.M17]+[.O17]+[.R17]+[.T17])/9*0.15+0.1*[.V17]+0.1*[.P17]+0.1*[.U17]+0.1*[.S17]+0.1*[.J17]+0.15*[.Y17]+0.2*([.H17]+[.F17]+[.K17]+[.N17]+[.Q17]+[.W17]+[.X17])/7" office:value-type="float" office:value="0.938116883116883" calcext:value-type="float">
            <text:p>0.9381168831</text:p>
          </table:table-cell>
          <table:table-cell table:formula="of:=3.5" office:value-type="float" office:value="3.5" calcext:value-type="float">
            <text:p>3.5</text:p>
          </table:table-cell>
          <table:table-cell table:formula="of:=[.Z17]+[.AA17]/100" office:value-type="float" office:value="0.973116883116883" calcext:value-type="float">
            <text:p>0.9731168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nkenber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7" office:value-type="float" office:value="0.928571428571429" calcext:value-type="float">
            <text:p>0.9285714286</text:p>
          </table:table-cell>
          <table:table-cell table:formula="of:=6.25/7" office:value-type="float" office:value="0.892857142857143" calcext:value-type="float">
            <text:p>0.8928571429</text:p>
          </table:table-cell>
          <table:table-cell table:formula="of:=20.25/27" office:value-type="float" office:value="0.75" calcext:value-type="float">
            <text:p>0.75</text:p>
          </table:table-cell>
          <table:table-cell table:formula="of:=([.D18]+[.E18]+[.G18]+[.I18]+[.L18]+[.M18]+[.O18]+[.R18]+[.T18])/9*0.15+0.1*[.V18]+0.1*[.P18]+0.1*[.U18]+0.1*[.S18]+0.1*[.J18]+0.15*[.Y18]+0.2*([.H18]+[.F18]+[.K18]+[.N18]+[.Q18]+[.W18]+[.X18])/7" office:value-type="float" office:value="0.816440166975881" calcext:value-type="float">
            <text:p>0.816440167</text:p>
          </table:table-cell>
          <table:table-cell table:formula="of:=3.5" office:value-type="float" office:value="3.5" calcext:value-type="float">
            <text:p>3.5</text:p>
          </table:table-cell>
          <table:table-cell table:formula="of:=[.Z18]+[.AA18]/100" office:value-type="float" office:value="0.851440166975881" calcext:value-type="float">
            <text:p>0.8514401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ayo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0" calcext:value-type="float">
            <text:p>0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7/10" office:value-type="float" office:value="0.7" calcext:value-type="float">
            <text:p>0.7</text:p>
          </table:table-cell>
          <table:table-cell table:formula="of:=7/7" office:value-type="float" office:value="1" calcext:value-type="float">
            <text:p>1</text:p>
          </table:table-cell>
          <table:table-cell table:formula="of:=7/7" office:value-type="float" office:value="1" calcext:value-type="float">
            <text:p>1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([.D19]+[.E19]+[.G19]+[.I19]+[.L19]+[.M19]+[.O19]+[.R19]+[.T19])/9*0.15+0.1*[.V19]+0.1*[.P19]+0.1*[.U19]+0.1*[.S19]+0.1*[.J19]+0.15*[.Y19]+0.2*([.H19]+[.F19]+[.K19]+[.N19]+[.Q19]+[.W19]+[.X19])/7" office:value-type="float" office:value="0.745099206349206" calcext:value-type="float">
            <text:p>0.7450992063</text:p>
          </table:table-cell>
          <table:table-cell table:formula="of:=3.5" office:value-type="float" office:value="3.5" calcext:value-type="float">
            <text:p>3.5</text:p>
          </table:table-cell>
          <table:table-cell table:formula="of:=[.Z19]+[.AA19]/100" office:value-type="float" office:value="0.780099206349207" calcext:value-type="float">
            <text:p>0.7800992063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Tor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6/10" office:value-type="float" office:value="0.6" calcext:value-type="float">
            <text:p>0.6</text:p>
          </table:table-cell>
          <table:table-cell table:formula="of:=6/7" office:value-type="float" office:value="0.857142857142857" calcext:value-type="float">
            <text:p>0.8571428571</text:p>
          </table:table-cell>
          <table:table-cell table:formula="of:=7/7" office:value-type="float" office:value="1" calcext:value-type="float">
            <text:p>1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formula="of:=([.D20]+[.E20]+[.G20]+[.I20]+[.L20]+[.M20]+[.O20]+[.R20]+[.T20])/9*0.15+0.1*[.V20]+0.1*[.P20]+0.1*[.U20]+0.1*[.S20]+0.1*[.J20]+0.15*[.Y20]+0.2*([.H20]+[.F20]+[.K20]+[.N20]+[.Q20]+[.W20]+[.X20])/7" office:value-type="float" office:value="0.84861136878994" calcext:value-type="float">
            <text:p>0.8486113688</text:p>
          </table:table-cell>
          <table:table-cell table:formula="of:=3.5" office:value-type="float" office:value="3.5" calcext:value-type="float">
            <text:p>3.5</text:p>
          </table:table-cell>
          <table:table-cell table:formula="of:=[.Z20]+[.AA20]/100" office:value-type="float" office:value="0.88361136878994" calcext:value-type="float">
            <text:p>0.8836113688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Trujillo</text:p>
          </table:table-cell>
          <table:table-cell table:number-columns-repeated="2"/>
        </table:table-row>
        <table:table-row table:style-name="ro1" table:number-rows-repeated="3">
          <table:table-cell table:number-columns-repeated="25"/>
          <table:table-cell table:style-name="Default"/>
          <table:table-cell table:number-columns-repeated="6"/>
        </table:table-row>
        <table:table-row table:style-name="ro1">
          <table:table-cell table:number-columns-repeated="25"/>
          <table:table-cell table:style-name="Default"/>
          <table:table-cell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12">00/00/0000</text:date>, <text:time style:data-style-name="N2" text:time-value="16:12:34.09863945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5-12T16:13:36.783463597</dc:date>
    <meta:editing-duration>PT6H33M59S</meta:editing-duration>
    <meta:editing-cycles>65</meta:editing-cycles>
    <meta:document-statistic meta:table-count="1" meta:cell-count="618" meta:object-count="0"/>
  </office:meta>
</office:document-meta>
</file>